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list-style-name="LFO1" style:family="paragraph">
      <style:paragraph-properties fo:break-before="page"/>
    </style:style>
    <style:style style:name="P2" style:parent-style-name="Normal" style:family="paragraph">
      <style:text-properties fo:font-style="italic" style:font-style-asian="italic" style:font-style-complex="italic"/>
    </style:style>
    <style:style style:name="P3" style:parent-style-name="Normal" style:list-style-name="LFO2" style:family="paragraph"/>
    <style:style style:name="P4" style:parent-style-name="Normal" style:list-style-name="LFO2" style:family="paragraph"/>
    <style:style style:name="P5" style:parent-style-name="Normal" style:list-style-name="LFO2" style:family="paragraph"/>
    <style:style style:name="P6" style:parent-style-name="Normal" style:list-style-name="LFO2" style:family="paragraph"/>
    <style:style style:name="P7" style:parent-style-name="Normal" style:list-style-name="LFO2" style:family="paragraph"/>
    <style:style style:name="P8" style:parent-style-name="Normal" style:list-style-name="LFO2" style:family="paragraph"/>
  </office:automatic-styles>
  <office:body>
    <office:text text:use-soft-page-breaks="true">
      <text:list text:style-name="LFO1" text:continue-numbering="true">
        <text:list-item>
          <text:p text:style-name="P1">ELECTRONIC TRANSACTIONS FOR ALL. Grin’s slogan goes back to the raison d’être of Bitcoin and the cypher punks who created it:</text:p>
        </text:list-item>
      </text:list>
      <text:p text:style-name="P2">"Electronic transactions for all. Without censorship or restrictions. Grin is designed for the decades to<text:s/>come, not just tomorrow. Grin wants to be usable by everyone — regardless of borders, culture, skills or access.”</text:p>
      <text:list text:style-name="LFO2" text:continue-numbering="true">
        <text:list-item>
          <text:p text:style-name="P3">SAFE TO USE. Transactions are made through communication between wallets. This interactivity makes it impossible to accidentally send GRIN to<text:s/>an address that is not in use. Transactions are therefore like bank transfers, if the address is not from an active online user the transaction will be cancelled.</text:p>
        </text:list-item>
        <text:list-item>
          <text:p text:style-name="P4">LIGHTWEIGHT<text:s/>AND SCALABLE.<text:s/>Grin has the smallest blockchain size of any privacy coin making it lightweight and scalable.<text:s/>In fact, the information stored on the blockchain is so minimal that the full blockchain can be stored on any phone or USB stick (2 GB).<text:s/></text:p>
        </text:list-item>
        <text:list-item>
          <text:p text:style-name="P5">PRIVACY WITHOUT COSTS. Grin transactions are sent over the Tor network while transaction amounts are only known to those involved in the transaction<text:s/>providing a high level of privacy. What is best, this privacy comes at no additional cost to the user<text:s/>– no blockchain bloat and<text:s/>no high transaction<text:s/>fees!<text:line-break/>In fact, Grin has by far the smallest blockchain size<text:s/>and the lowest<text:s/>transaction<text:s/>fees, approximately<text:s/>0.01 Grin ($0.005)<text:s/>for an transaction, of all privacy coins.<text:s/>These properties make Grin<text:s/>great as private day to day cryptocurrency.</text:p>
        </text:list-item>
        <text:list-item>
          <text:p text:style-name="P6">SECURE FOR DECADES TO COME.<text:s/>Grin is and always will be created at the speed of 1 Grin/second. Therefore, the blockchain will now and<text:s/>for the decades to come<text:s/>be secured by miners.<text:s/>In addition, Grin stimulates GPU mining and rotates<text:s/>different<text:s/>mining algorithms to avoid dominance of ASICS<text:s/>in mining.</text:p>
        </text:list-item>
        <text:list-item>
          <text:p text:style-name="P7">FAIR<text:s/>DISTRIBUTION. Grin does not use an Initial Coin Offerings (ICOs) or pre-mining. Grin is and always will be distributed<text:s/>fairly at 1 Grin/second. This this linear supply of 1 Grin/second not only makes the distribution of Grin fairer to late adopters of Grin<text:s/>but also provides<text:s/>a continuous incentive<text:s/>to secure<text:s/>Grin transactions.<text:s/></text:p>
        </text:list-item>
        <text:list-item>
          <text:p text:style-name="P8">COMMUNITY FUNDED. Grin<text:s/>is one of the very few purely community funded crypto projects. This funding model ensure the long levity of the project<text:s/>and provides<text:s/>independent from industry, countries and other parties<text:s/>could potentially use<text:s/>the projects for personal gain. The community is actively involved in development, testing, and setting the direction of project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article-content" style:display-name="article-conten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els Zondervan</meta:initial-creator>
    <dc:creator>Niels Zondervan</dc:creator>
    <meta:creation-date>2020-08-03T07:08:00Z</meta:creation-date>
    <dc:date>2020-08-03T07:28:00Z</dc:date>
    <meta:template xlink:href="Normal.dotm" xlink:type="simple"/>
    <meta:editing-cycles>11</meta:editing-cycles>
    <meta:editing-duration>PT1440S</meta:editing-duration>
    <meta:document-statistic meta:page-count="1" meta:paragraph-count="4" meta:word-count="364" meta:character-count="2437" meta:row-count="17" meta:non-whitespace-character-count="2077"/>
  </office:meta>
</office:document-meta>
</file>